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table:number-columns-repeated="996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999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 table:number-columns-repeated="998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 table:number-columns-repeated="998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table:number-columns-repeated="996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 table:number-columns-repeated="998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 table:number-columns-repeated="998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997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table:number-columns-repeated="997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table:number-columns-repeated="997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997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table:number-columns-repeated="996"/>
        </table:table-row>
        <table:table-row table:style-name="ro3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table:number-columns-repeated="996"/>
        </table:table-row>
        <table:table-row table:style-name="ro3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table:number-columns-repeated="996"/>
        </table:table-row>
        <table:table-row table:style-name="ro3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table:number-columns-repeated="996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table:number-columns-repeated="996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table:number-columns-repeated="996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table:number-columns-repeated="997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table:number-columns-repeated="997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99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99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999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999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 table:number-columns-repeated="996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 table:number-columns-repeated="996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HAABCorde</text:p>
          </table:table-cell>
          <table:table-cell table:number-columns-repeated="996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ainCorde</text:p>
          </table:table-cell>
          <table:table-cell table:number-columns-repeated="996"/>
        </table:table-row>
        <table:table-row table:style-name="ro4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4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4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/00/0000</text:date>, <text:time style:data-style-name="N2" text:time-value="0000-00-00T09:34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0T09:39:53</dc:date>
    <meta:editing-duration>PT17H31M5S</meta:editing-duration>
    <meta:editing-cycles>138</meta:editing-cycles>
    <meta:generator>LibreOffice/4.0.4.2$Linux_x86 LibreOffice_project/400m0$Build-2</meta:generator>
    <meta:document-statistic meta:table-count="1" meta:cell-count="204" meta:object-count="0"/>
  </office:meta>
</office:document-meta>
</file>